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asándonos en el proyecto <text:span text:style-name="Strong_20_Emphasis">GYM Manager</text:span>, aquí están los requisitos de UI (Interfaz de Usuario) y UX (Experiencia de Usuario):</text:p>
      <text:p text:style-name="Horizontal_20_Line"/>
      <text:h text:style-name="Heading_20_3" text:outline-level="3"><text:span text:style-name="Strong_20_Emphasis">Requisitos de UI (Interfaz de Usuario)</text:span></text:h>
      <text:p text:style-name="Text_20_body">La UI se centra en el diseño visual y la interacción directa del usuario con el sistema.</text:p>
      <text:h text:style-name="Heading_20_4" text:outline-level="4"><text:span text:style-name="Strong_20_Emphasis">1. Estilo de Diseño:</text:span></text:h>
      <text:list text:style-name="L1">
        <text:list-item>
          <text:p text:style-name="P2"><text:span text:style-name="Strong_20_Emphasis">Colores:</text:span> </text:p>
          <text:list>
            <text:list-item>
              <text:p text:style-name="P2">Uso de colores energéticos como tonos de verde y azul para transmitir salud y vitalidad. </text:p>
            </text:list-item>
            <text:list-item>
              <text:p text:style-name="P2">Contraste adecuado para botones y texto para garantizar visibilidad en diferentes dispositivos. </text:p>
            </text:list-item>
          </text:list>
        </text:list-item>
        <text:list-item>
          <text:p text:style-name="P2"><text:span text:style-name="Strong_20_Emphasis">Tipografía:</text:span> </text:p>
          <text:list>
            <text:list-item>
              <text:p text:style-name="P2">Fuentes legibles y modernas, como Sans-serif. </text:p>
            </text:list-item>
            <text:list-item>
              <text:p text:style-name="P2">Tamaños de letra adaptables para escritorio y móvil. </text:p>
            </text:list-item>
          </text:list>
        </text:list-item>
        <text:list-item>
          <text:p text:style-name="P2"><text:span text:style-name="Strong_20_Emphasis">Botones y Controles:</text:span> </text:p>
          <text:list>
            <text:list-item>
              <text:p text:style-name="P2">Diseño consistente para botones de acciones principales: <text:span text:style-name="Source_20_Text">Registrar</text:span>, <text:span text:style-name="Source_20_Text">Pagar</text:span>, <text:span text:style-name="Source_20_Text">Abrir</text:span>, etc. </text:p>
            </text:list-item>
            <text:list-item>
              <text:p text:style-name="P1">Iconos visuales claros para acompañar las etiquetas de texto. </text:p>
            </text:list-item>
          </text:list>
        </text:list-item>
      </text:list>
      <text:h text:style-name="Heading_20_4" text:outline-level="4"><text:span text:style-name="Strong_20_Emphasis">2. Navegación:</text:span></text:h>
      <text:list text:style-name="L2">
        <text:list-item>
          <text:p text:style-name="P4">Barra de navegación superior o lateral con acceso rápido a: </text:p>
          <text:list>
            <text:list-item>
              <text:p text:style-name="P4">Inicio </text:p>
            </text:list-item>
            <text:list-item>
              <text:p text:style-name="P4">Perfil del Usuario </text:p>
            </text:list-item>
            <text:list-item>
              <text:p text:style-name="P4">Recomendaciones </text:p>
            </text:list-item>
            <text:list-item>
              <text:p text:style-name="P4">Registro del GYM </text:p>
            </text:list-item>
            <text:list-item>
              <text:p text:style-name="P4">Configuración </text:p>
            </text:list-item>
          </text:list>
        </text:list-item>
        <text:list-item>
          <text:p text:style-name="P3">Diseño responsivo para dispositivos móviles, tabletas y escritorios. </text:p>
        </text:list-item>
      </text:list>
      <text:h text:style-name="Heading_20_4" text:outline-level="4"><text:span text:style-name="Strong_20_Emphasis">3. Pantallas Clave:</text:span></text:h>
      <text:list text:style-name="L3">
        <text:list-item>
          <text:p text:style-name="P6"><text:span text:style-name="Strong_20_Emphasis">Pantalla de Inicio de Sesión:</text:span> </text:p>
          <text:list>
            <text:list-item>
              <text:p text:style-name="P6">Opciones de autenticación con lector de huellas y QR. </text:p>
            </text:list-item>
            <text:list-item>
              <text:p text:style-name="P6">Diseño minimalista con un botón destacado para "Entrar". </text:p>
            </text:list-item>
          </text:list>
        </text:list-item>
        <text:list-item>
          <text:p text:style-name="P6"><text:span text:style-name="Strong_20_Emphasis">Dashboard Principal:</text:span> </text:p>
          <text:list>
            <text:list-item>
              <text:p text:style-name="P6">Mostrar métricas clave como: </text:p>
              <text:list>
                <text:list-item>
                  <text:p text:style-name="P6">Porcentaje de ocupación del gimnasio. </text:p>
                </text:list-item>
                <text:list-item>
                  <text:p text:style-name="P6">Próximas citas o recordatorios. </text:p>
                </text:list-item>
                <text:list-item>
                  <text:p text:style-name="P6">Accesos rápidos a funciones como pagos o registro. </text:p>
                </text:list-item>
              </text:list>
            </text:list-item>
          </text:list>
        </text:list-item>
        <text:list-item>
          <text:p text:style-name="P6"><text:span text:style-name="Strong_20_Emphasis">Formulario de Registro:</text:span> </text:p>
          <text:list>
            <text:list-item>
              <text:p text:style-name="P6">Entradas claras y fáciles de usar con validaciones visuales (ejemplo: bordes rojos para errores). </text:p>
            </text:list-item>
          </text:list>
        </text:list-item>
        <text:list-item>
          <text:p text:style-name="P6"><text:span text:style-name="Strong_20_Emphasis">Sistema de Pago:</text:span> </text:p>
          <text:list>
            <text:list-item>
              <text:p text:style-name="P5"><text:soft-page-break/>Flujo de pago limpio con opciones claras (calendario, métodos de pago, historial). </text:p>
            </text:list-item>
          </text:list>
        </text:list-item>
      </text:list>
      <text:h text:style-name="Heading_20_4" text:outline-level="4"><text:span text:style-name="Strong_20_Emphasis">4. Accesibilidad:</text:span></text:h>
      <text:list text:style-name="L4">
        <text:list-item>
          <text:p text:style-name="P8">Inclusión de características para usuarios con discapacidades visuales: </text:p>
          <text:list>
            <text:list-item>
              <text:p text:style-name="P8">Contraste suficiente para texto y botones. </text:p>
            </text:list-item>
            <text:list-item>
              <text:p text:style-name="P8">Compatibilidad con lectores de pantalla. </text:p>
            </text:list-item>
          </text:list>
        </text:list-item>
        <text:list-item>
          <text:p text:style-name="P7">Fuentes ajustables para usuarios con dificultades de lectura. </text:p>
        </text:list-item>
      </text:list>
      <text:p text:style-name="Horizontal_20_Line"/>
      <text:h text:style-name="Heading_20_3" text:outline-level="3"><text:span text:style-name="Strong_20_Emphasis">Requisitos de UX (Experiencia de Usuario)</text:span></text:h>
      <text:p text:style-name="Text_20_body">La UX se centra en la experiencia general, la facilidad de uso y la satisfacción del usuario.</text:p>
      <text:h text:style-name="Heading_20_4" text:outline-level="4"><text:span text:style-name="Strong_20_Emphasis">1. Fluidez en la Navegación:</text:span></text:h>
      <text:list text:style-name="L5">
        <text:list-item>
          <text:p text:style-name="P10">Flujo intuitivo desde el inicio de sesión hasta el uso de funciones clave como pagos, recomendaciones y reservas. </text:p>
        </text:list-item>
        <text:list-item>
          <text:p text:style-name="P9">Evitar pasos innecesarios para completar tareas comunes. </text:p>
        </text:list-item>
      </text:list>
      <text:h text:style-name="Heading_20_4" text:outline-level="4"><text:span text:style-name="Strong_20_Emphasis">2. Personalización:</text:span></text:h>
      <text:list text:style-name="L6">
        <text:list-item>
          <text:p text:style-name="P12">Permitir a los usuarios configurar preferencias: </text:p>
          <text:list>
            <text:list-item>
              <text:p text:style-name="P12">Selección de objetivos (tonificación, masa muscular). </text:p>
            </text:list-item>
            <text:list-item>
              <text:p text:style-name="P11">Notificaciones personalizadas (recordatorios de pago, citas). </text:p>
            </text:list-item>
          </text:list>
        </text:list-item>
      </text:list>
      <text:h text:style-name="Heading_20_4" text:outline-level="4"><text:span text:style-name="Strong_20_Emphasis">3. Feedback del Usuario:</text:span></text:h>
      <text:list text:style-name="L7">
        <text:list-item>
          <text:p text:style-name="P14">Indicadores visuales claros para acciones exitosas o errores. Ejemplo: </text:p>
          <text:list>
            <text:list-item>
              <text:p text:style-name="P14">"Pago completado" con una animación breve. </text:p>
            </text:list-item>
            <text:list-item>
              <text:p text:style-name="P13">Notificaciones en caso de fallos o pasos pendientes. </text:p>
            </text:list-item>
          </text:list>
        </text:list-item>
      </text:list>
      <text:h text:style-name="Heading_20_4" text:outline-level="4"><text:span text:style-name="Strong_20_Emphasis">4. Optimización Multidispositivo:</text:span></text:h>
      <text:list text:style-name="L8">
        <text:list-item>
          <text:p text:style-name="P16">Diseño y experiencia consistente en móviles, tabletas y escritorios. </text:p>
        </text:list-item>
        <text:list-item>
          <text:p text:style-name="P15">Reducción de tiempos de carga para evitar frustraciones. </text:p>
        </text:list-item>
      </text:list>
      <text:h text:style-name="Heading_20_4" text:outline-level="4"><text:span text:style-name="Strong_20_Emphasis">5. Gamificación:</text:span></text:h>
      <text:list text:style-name="L9">
        <text:list-item>
          <text:p text:style-name="P18">Incorporar elementos como: </text:p>
          <text:list>
            <text:list-item>
              <text:p text:style-name="P18">"Desafíos" de ejercicios semanales. </text:p>
            </text:list-item>
            <text:list-item>
              <text:p text:style-name="P17">Recompensas por hábitos saludables (completar sesiones, mantener hidratación). </text:p>
            </text:list-item>
          </text:list>
        </text:list-item>
      </text:list>
      <text:h text:style-name="Heading_20_4" text:outline-level="4"><text:span text:style-name="Strong_20_Emphasis">6. Inclusión de Analytics:</text:span></text:h>
      <text:list text:style-name="L10">
        <text:list-item>
          <text:p text:style-name="P19">Mostrar datos relevantes en tiempo real, como ocupación del gimnasio o historial de progreso físico. </text:p>
        </text:list-item>
      </text:list>
      <text:h text:style-name="Heading_20_4" text:outline-level="4"><text:soft-page-break/><text:span text:style-name="Strong_20_Emphasis">7. Simplificación de Funciones:</text:span></text:h>
      <text:list text:style-name="L11">
        <text:list-item>
          <text:p text:style-name="P21">Automatizar recordatorios y reprogramaciones de citas para minimizar tareas manuales. </text:p>
        </text:list-item>
        <text:list-item>
          <text:p text:style-name="P21">Funciones rápidas como: </text:p>
          <text:list>
            <text:list-item>
              <text:p text:style-name="P21">Un solo clic para reservar citas con nutricionistas o entrenadores. </text:p>
            </text:list-item>
            <text:list-item>
              <text:p text:style-name="P20">Escaneo QR para acceder al gimnasio sin interacción adicional. </text:p>
            </text:list-item>
          </text:list>
        </text:list-item>
      </text:list>
      <text:p text:style-name="Horizontal_20_Line"/>
      <text:h text:style-name="Heading_20_3" text:outline-level="3"><text:span text:style-name="Strong_20_Emphasis">UI vs UX en GYM Manager</text:span></text:h>
      <text:list text:style-name="L12">
        <text:list-item>
          <text:p text:style-name="P23"><text:span text:style-name="Strong_20_Emphasis">UI:</text:span> ¿Cómo se ve? (Diseño visual, botones, colores). </text:p>
        </text:list-item>
        <text:list-item>
          <text:p text:style-name="P22"><text:span text:style-name="Strong_20_Emphasis">UX:</text:span> ¿Cómo se siente? (Facilidad, satisfacción, resolución de problemas). </text:p>
        </text:list-item>
      </text:list>
      <text:p text:style-name="Text_20_body">¿Necesitas más detalles sobre alguna sección específica o ejemplos visuales? 😊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2:59:58.466000000</meta:creation-date>
    <dc:date>2024-12-24T13:00:01.697000000</dc:date>
    <meta:editing-duration>PT4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70" meta:word-count="529" meta:character-count="3450" meta:non-whitespace-character-count="2991"/>
  </office:meta>
</office:document-meta>
</file>